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2" table:number-rows-spanned="1">
            <text:p>введите целое число а: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(1)</text:p>
          </table:table-cell>
          <table:table-cell office:value-type="string" calcext:value-type="string">
            <text:p>Степень(2)</text:p>
          </table:table-cell>
          <table:table-cell office:value-type="string" calcext:value-type="string">
            <text:p>Степень(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POWER([.C$1];[.A4])" office:value-type="float" office:value="1" calcext:value-type="float">
            <text:p>1</text:p>
          </table:table-cell>
          <table:table-cell table:formula="of:=[.C$1]^[.A4]" office:value-type="float" office:value="1" calcext:value-type="float">
            <text:p>1</text:p>
          </table:table-cell>
          <table:table-cell/>
          <table:table-cell office:value-type="string" calcext:value-type="string" table:number-columns-spanned="3" table:number-rows-spanned="1">
            <text:p>определите степени целого числа а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POWER([.C$1];[.A5])" office:value-type="float" office:value="3" calcext:value-type="float">
            <text:p>3</text:p>
          </table:table-cell>
          <table:table-cell table:formula="of:=[.C$1]^[.A5]" office:value-type="float" office:value="3" calcext:value-type="float">
            <text:p>3</text:p>
          </table:table-cell>
          <table:table-cell/>
          <table:table-cell office:value-type="string" calcext:value-type="string" table:number-columns-spanned="6" table:number-rows-spanned="1">
            <text:p>1)степень(1)- с использованием операции возведения в степень</text:p>
          </table:table-cell>
          <table:covered-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POWER([.C$1];[.A6])" office:value-type="float" office:value="9" calcext:value-type="float">
            <text:p>9</text:p>
          </table:table-cell>
          <table:table-cell table:formula="of:=[.C$1]^[.A6]" office:value-type="float" office:value="9" calcext:value-type="float">
            <text:p>9</text:p>
          </table:table-cell>
          <table:table-cell/>
          <table:table-cell office:value-type="string" calcext:value-type="string" table:number-columns-spanned="5" table:number-rows-spanned="1">
            <text:p>2)степень(2)- с использованием функции СТЕПЕНЬ</text:p>
          </table:table-cell>
          <table:covered-table-cell table:number-columns-repeated="4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POWER([.C$1];[.A7])" office:value-type="float" office:value="27" calcext:value-type="float">
            <text:p>27</text:p>
          </table:table-cell>
          <table:table-cell table:formula="of:=[.C$1]^[.A7]" office:value-type="float" office:value="27" calcext:value-type="float">
            <text:p>27</text:p>
          </table:table-cell>
          <table:table-cell/>
          <table:table-cell office:value-type="string" calcext:value-type="string" table:number-columns-spanned="6" table:number-rows-spanned="1">
            <text:p>3)без использования операции возведения в степень и функции СТЕПЕНЬ</text:p>
          </table:table-cell>
          <table:covered-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POWER([.C$1];[.A8])" office:value-type="float" office:value="81" calcext:value-type="float">
            <text:p>81</text:p>
          </table:table-cell>
          <table:table-cell table:formula="of:=[.C$1]^[.A8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POWER([.C$1];[.A9])" office:value-type="float" office:value="243" calcext:value-type="float">
            <text:p>243</text:p>
          </table:table-cell>
          <table:table-cell table:formula="of:=[.C$1]^[.A9]"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POWER([.C$1];[.A10])" office:value-type="float" office:value="729" calcext:value-type="float">
            <text:p>729</text:p>
          </table:table-cell>
          <table:table-cell table:formula="of:=[.C$1]^[.A10]" office:value-type="float" office:value="729" calcext:value-type="float">
            <text:p>72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POWER([.C$1];[.A11])" office:value-type="float" office:value="2187" calcext:value-type="float">
            <text:p>2187</text:p>
          </table:table-cell>
          <table:table-cell table:formula="of:=[.C$1]^[.A11]" office:value-type="float" office:value="2187" calcext:value-type="float">
            <text:p>218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POWER([.C$1];[.A12])" office:value-type="float" office:value="6561" calcext:value-type="float">
            <text:p>6561</text:p>
          </table:table-cell>
          <table:table-cell table:formula="of:=[.C$1]^[.A12]" office:value-type="float" office:value="6561" calcext:value-type="float">
            <text:p>656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POWER([.C$1];[.A13])" office:value-type="float" office:value="19683" calcext:value-type="float">
            <text:p>19683</text:p>
          </table:table-cell>
          <table:table-cell table:formula="of:=[.C$1]^[.A13]" office:value-type="float" office:value="19683" calcext:value-type="float">
            <text:p>1968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POWER([.C$1];[.A14])" office:value-type="float" office:value="59049" calcext:value-type="float">
            <text:p>59049</text:p>
          </table:table-cell>
          <table:table-cell table:formula="of:=[.C$1]^[.A14]" office:value-type="float" office:value="59049" calcext:value-type="float">
            <text:p>5904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POWER([.C$1];[.A15])" office:value-type="float" office:value="177147" calcext:value-type="float">
            <text:p>177147</text:p>
          </table:table-cell>
          <table:table-cell table:formula="of:=[.C$1]^[.A15]" office:value-type="float" office:value="177147" calcext:value-type="float">
            <text:p>17714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POWER([.C$1];[.A16])" office:value-type="float" office:value="531441" calcext:value-type="float">
            <text:p>531441</text:p>
          </table:table-cell>
          <table:table-cell table:formula="of:=[.C$1]^[.A16]" office:value-type="float" office:value="531441" calcext:value-type="float">
            <text:p>53144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POWER([.C$1];[.A17])" office:value-type="float" office:value="1594323" calcext:value-type="float">
            <text:p>159432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POWER([.C$1];[.A18])" office:value-type="float" office:value="4782969" calcext:value-type="float">
            <text:p>4782969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POWER([.C$1];[.A19])" office:value-type="float" office:value="14348907" calcext:value-type="float">
            <text:p>14348907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POWER([.C$1];[.A20])" office:value-type="float" office:value="43046721" calcext:value-type="float">
            <text:p>43046721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POWER([.C$1];[.A21])" office:value-type="float" office:value="129140163" calcext:value-type="float">
            <text:p>129140163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POWER([.C$1];[.A22])" office:value-type="float" office:value="387420489" calcext:value-type="float">
            <text:p>387420489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POWER([.C$1];[.A23])" office:value-type="float" office:value="1162261467" calcext:value-type="float">
            <text:p>1162261467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POWER([.C$1];[.A24])" office:value-type="float" office:value="3486784401" calcext:value-type="float">
            <text:p>3486784401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POWER([.C$1];[.A25])" office:value-type="float" office:value="10460353203" calcext:value-type="float">
            <text:p>10460353203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POWER([.C$1];[.A26])" office:value-type="float" office:value="31381059609" calcext:value-type="float">
            <text:p>31381059609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POWER([.C$1];[.A27])" office:value-type="float" office:value="94143178827" calcext:value-type="float">
            <text:p>94143178827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POWER([.C$1];[.A28])" office:value-type="float" office:value="282429536481" calcext:value-type="float">
            <text:p>282429536481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POWER([.C$1];[.A29])" office:value-type="float" office:value="847288609443" calcext:value-type="float">
            <text:p>847288609443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POWER([.C$1];[.A30])" office:value-type="float" office:value="2541865828329" calcext:value-type="float">
            <text:p>2541865828329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POWER([.C$1];[.A31])" office:value-type="float" office:value="7625597484987" calcext:value-type="float">
            <text:p>762559748498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POWER([.C$1];[.A32])" office:value-type="float" office:value="22876792454961" calcext:value-type="float">
            <text:p>22876792454961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POWER([.C$1];[.A33])" office:value-type="float" office:value="68630377364883" calcext:value-type="float">
            <text:p>68630377364883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POWER([.C$1];[.A34])" office:value-type="float" office:value="205891132094649" calcext:value-type="float">
            <text:p>205891132094649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POWER([.C$1];[.A35])" office:value-type="float" office:value="617673396283947" calcext:value-type="float">
            <text:p>617673396283947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POWER([.C$1];[.A36])" office:value-type="float" office:value="1853020188851841" calcext:value-type="float">
            <text:p>1853020188851841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POWER([.C$1];[.A37])" office:value-type="float" office:value="5559060566555523" calcext:value-type="float">
            <text:p>555906056655552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POWER([.C$1];[.A38])" office:value-type="float" office:value="1.66771816996666E+016" calcext:value-type="float">
            <text:p>1,66771816996666E+016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POWER([.C$1];[.A39])" office:value-type="float" office:value="5.00315450989997E+016" calcext:value-type="float">
            <text:p>5,00315450989997E+016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POWER([.C$1];[.A40])" office:value-type="float" office:value="1.50094635296999E+017" calcext:value-type="float">
            <text:p>1,50094635296999E+017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POWER([.C$1];[.A41])" office:value-type="float" office:value="4.50283905890997E+017" calcext:value-type="float">
            <text:p>4,50283905890997E+01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POWER([.C$1];[.A42])" office:value-type="float" office:value="1.35085171767299E+018" calcext:value-type="float">
            <text:p>1,35085171767299E+01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POWER([.C$1];[.A43])" office:value-type="float" office:value="4.05255515301898E+018" calcext:value-type="float">
            <text:p>4,05255515301898E+018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POWER([.C$1];[.A44])" office:value-type="float" office:value="1.21576654590569E+019" calcext:value-type="float">
            <text:p>1,21576654590569E+019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POWER([.C$1];[.A45])" office:value-type="float" office:value="3.64729963771708E+019" calcext:value-type="float">
            <text:p>3,64729963771708E+019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POWER([.C$1];[.A46])" office:value-type="float" office:value="1.09418989131512E+020" calcext:value-type="float">
            <text:p>1,09418989131512E+020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POWER([.C$1];[.A47])" office:value-type="float" office:value="3.28256967394537E+020" calcext:value-type="float">
            <text:p>3,28256967394537E+020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POWER([.C$1];[.A48])" office:value-type="float" office:value="9.84770902183611E+020" calcext:value-type="float">
            <text:p>9,84770902183611E+020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POWER([.C$1];[.A49])" office:value-type="float" office:value="2.95431270655083E+021" calcext:value-type="float">
            <text:p>2,95431270655083E+021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POWER([.C$1];[.A50])" office:value-type="float" office:value="8.8629381196525E+021" calcext:value-type="float">
            <text:p>8,8629381196525E+021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number-columns-repeated="7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Лист2" table:style-name="ta2">
        <table:table-column table:style-name="co2" table:default-cell-style-name="Default"/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Введите максимальный показатель степени: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умма равна:</text:p>
          </table:table-cell>
          <table:table-cell table:formula="of:=SUM([.B5:.B16])" office:value-type="float" office:value="8190" calcext:value-type="float">
            <text:p>81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степень n </text:p>
          </table:table-cell>
          <table:table-cell office:value-type="string" calcext:value-type="string">
            <text:p>степень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$1]^[.A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$1]^[.A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$1]^[.A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$1]^[.A8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$1]^[.A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$1]^[.A10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$1]^[.A11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$1]^[.A12]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$1]^[.A13]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$1]^[.A14]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$1]^[.A15]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$1]^[.A16]" office:value-type="float" office:value="4096" calcext:value-type="float">
            <text:p>4096</text:p>
          </table:table-cell>
          <table:table-cell table:number-columns-repeated="2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3" table:style-name="ta2">
        <table:table-column table:style-name="co1" table:number-columns-repeated="7" table:default-cell-style-name="Default"/>
        <table:table-row table:style-name="ro1">
          <table:table-cell office:value-type="string" calcext:value-type="string" table:number-columns-spanned="2" table:number-rows-spanned="1">
            <text:p>введите целое число а: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(1)</text:p>
          </table:table-cell>
          <table:table-cell office:value-type="string" calcext:value-type="string">
            <text:p>Степень(2)</text:p>
          </table:table-cell>
          <table:table-cell office:value-type="string" calcext:value-type="string">
            <text:p>Степень(3)</text:p>
          </table:table-cell>
          <table:table-cell/>
          <table:table-cell office:value-type="string" calcext:value-type="string">
            <text:p>максимум: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POWER([.C$1];[.A4])" office:value-type="float" office:value="1" calcext:value-type="float">
            <text:p>1</text:p>
          </table:table-cell>
          <table:table-cell table:formula="of:=[.C$1]^[.A4]" office:value-type="float" office:value="1" calcext:value-type="float">
            <text:p>1</text:p>
          </table:table-cell>
          <table:table-cell table:number-columns-repeated="2"/>
          <table:table-cell table:formula="of:=SUM([.B4:.B50])" office:value-type="float" office:value="1.32944071794788E+022" calcext:value-type="float">
            <text:p>1,32944071794788E+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POWER([.C$1];[.A5])" office:value-type="float" office:value="3" calcext:value-type="float">
            <text:p>3</text:p>
          </table:table-cell>
          <table:table-cell table:formula="of:=[.C$1]^[.A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POWER([.C$1];[.A6])" office:value-type="float" office:value="9" calcext:value-type="float">
            <text:p>9</text:p>
          </table:table-cell>
          <table:table-cell table:formula="of:=[.C$1]^[.A6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POWER([.C$1];[.A7])" office:value-type="float" office:value="27" calcext:value-type="float">
            <text:p>27</text:p>
          </table:table-cell>
          <table:table-cell table:formula="of:=[.C$1]^[.A7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POWER([.C$1];[.A8])" office:value-type="float" office:value="81" calcext:value-type="float">
            <text:p>81</text:p>
          </table:table-cell>
          <table:table-cell table:formula="of:=[.C$1]^[.A8]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POWER([.C$1];[.A9])" office:value-type="float" office:value="243" calcext:value-type="float">
            <text:p>243</text:p>
          </table:table-cell>
          <table:table-cell table:formula="of:=[.C$1]^[.A9]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POWER([.C$1];[.A10])" office:value-type="float" office:value="729" calcext:value-type="float">
            <text:p>729</text:p>
          </table:table-cell>
          <table:table-cell table:formula="of:=[.C$1]^[.A10]"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POWER([.C$1];[.A11])" office:value-type="float" office:value="2187" calcext:value-type="float">
            <text:p>2187</text:p>
          </table:table-cell>
          <table:table-cell table:formula="of:=[.C$1]^[.A11]" office:value-type="float" office:value="2187" calcext:value-type="float">
            <text:p>21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POWER([.C$1];[.A12])" office:value-type="float" office:value="6561" calcext:value-type="float">
            <text:p>6561</text:p>
          </table:table-cell>
          <table:table-cell table:formula="of:=[.C$1]^[.A12]" office:value-type="float" office:value="6561" calcext:value-type="float">
            <text:p>656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POWER([.C$1];[.A13])" office:value-type="float" office:value="19683" calcext:value-type="float">
            <text:p>19683</text:p>
          </table:table-cell>
          <table:table-cell table:formula="of:=[.C$1]^[.A13]" office:value-type="float" office:value="19683" calcext:value-type="float">
            <text:p>1968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POWER([.C$1];[.A14])" office:value-type="float" office:value="59049" calcext:value-type="float">
            <text:p>59049</text:p>
          </table:table-cell>
          <table:table-cell table:formula="of:=[.C$1]^[.A14]" office:value-type="float" office:value="59049" calcext:value-type="float">
            <text:p>5904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POWER([.C$1];[.A15])" office:value-type="float" office:value="177147" calcext:value-type="float">
            <text:p>177147</text:p>
          </table:table-cell>
          <table:table-cell table:formula="of:=[.C$1]^[.A15]" office:value-type="float" office:value="177147" calcext:value-type="float">
            <text:p>17714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POWER([.C$1];[.A16])" office:value-type="float" office:value="531441" calcext:value-type="float">
            <text:p>531441</text:p>
          </table:table-cell>
          <table:table-cell table:formula="of:=[.C$1]^[.A16]" office:value-type="float" office:value="531441" calcext:value-type="float">
            <text:p>53144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POWER([.C$1];[.A17])" office:value-type="float" office:value="1594323" calcext:value-type="float">
            <text:p>159432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POWER([.C$1];[.A18])" office:value-type="float" office:value="4782969" calcext:value-type="float">
            <text:p>4782969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POWER([.C$1];[.A19])" office:value-type="float" office:value="14348907" calcext:value-type="float">
            <text:p>14348907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POWER([.C$1];[.A20])" office:value-type="float" office:value="43046721" calcext:value-type="float">
            <text:p>43046721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POWER([.C$1];[.A21])" office:value-type="float" office:value="129140163" calcext:value-type="float">
            <text:p>129140163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POWER([.C$1];[.A22])" office:value-type="float" office:value="387420489" calcext:value-type="float">
            <text:p>387420489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POWER([.C$1];[.A23])" office:value-type="float" office:value="1162261467" calcext:value-type="float">
            <text:p>1162261467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POWER([.C$1];[.A24])" office:value-type="float" office:value="3486784401" calcext:value-type="float">
            <text:p>3486784401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POWER([.C$1];[.A25])" office:value-type="float" office:value="10460353203" calcext:value-type="float">
            <text:p>10460353203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POWER([.C$1];[.A26])" office:value-type="float" office:value="31381059609" calcext:value-type="float">
            <text:p>31381059609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POWER([.C$1];[.A27])" office:value-type="float" office:value="94143178827" calcext:value-type="float">
            <text:p>94143178827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POWER([.C$1];[.A28])" office:value-type="float" office:value="282429536481" calcext:value-type="float">
            <text:p>282429536481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POWER([.C$1];[.A29])" office:value-type="float" office:value="847288609443" calcext:value-type="float">
            <text:p>847288609443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POWER([.C$1];[.A30])" office:value-type="float" office:value="2541865828329" calcext:value-type="float">
            <text:p>2541865828329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POWER([.C$1];[.A31])" office:value-type="float" office:value="7625597484987" calcext:value-type="float">
            <text:p>762559748498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POWER([.C$1];[.A32])" office:value-type="float" office:value="22876792454961" calcext:value-type="float">
            <text:p>22876792454961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POWER([.C$1];[.A33])" office:value-type="float" office:value="68630377364883" calcext:value-type="float">
            <text:p>68630377364883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POWER([.C$1];[.A34])" office:value-type="float" office:value="205891132094649" calcext:value-type="float">
            <text:p>205891132094649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POWER([.C$1];[.A35])" office:value-type="float" office:value="617673396283947" calcext:value-type="float">
            <text:p>617673396283947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POWER([.C$1];[.A36])" office:value-type="float" office:value="1853020188851841" calcext:value-type="float">
            <text:p>1853020188851841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POWER([.C$1];[.A37])" office:value-type="float" office:value="5559060566555523" calcext:value-type="float">
            <text:p>555906056655552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POWER([.C$1];[.A38])" office:value-type="float" office:value="1.66771816996666E+016" calcext:value-type="float">
            <text:p>1,66771816996666E+016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POWER([.C$1];[.A39])" office:value-type="float" office:value="5.00315450989997E+016" calcext:value-type="float">
            <text:p>5,00315450989997E+016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POWER([.C$1];[.A40])" office:value-type="float" office:value="1.50094635296999E+017" calcext:value-type="float">
            <text:p>1,50094635296999E+017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POWER([.C$1];[.A41])" office:value-type="float" office:value="4.50283905890997E+017" calcext:value-type="float">
            <text:p>4,50283905890997E+01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POWER([.C$1];[.A42])" office:value-type="float" office:value="1.35085171767299E+018" calcext:value-type="float">
            <text:p>1,35085171767299E+01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POWER([.C$1];[.A43])" office:value-type="float" office:value="4.05255515301898E+018" calcext:value-type="float">
            <text:p>4,05255515301898E+018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POWER([.C$1];[.A44])" office:value-type="float" office:value="1.21576654590569E+019" calcext:value-type="float">
            <text:p>1,21576654590569E+019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POWER([.C$1];[.A45])" office:value-type="float" office:value="3.64729963771708E+019" calcext:value-type="float">
            <text:p>3,64729963771708E+019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POWER([.C$1];[.A46])" office:value-type="float" office:value="1.09418989131512E+020" calcext:value-type="float">
            <text:p>1,09418989131512E+020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POWER([.C$1];[.A47])" office:value-type="float" office:value="3.28256967394537E+020" calcext:value-type="float">
            <text:p>3,28256967394537E+020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POWER([.C$1];[.A48])" office:value-type="float" office:value="9.84770902183611E+020" calcext:value-type="float">
            <text:p>9,84770902183611E+020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POWER([.C$1];[.A49])" office:value-type="float" office:value="2.95431270655083E+021" calcext:value-type="float">
            <text:p>2,95431270655083E+021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POWER([.C$1];[.A50])" office:value-type="float" office:value="8.8629381196525E+021" calcext:value-type="float">
            <text:p>8,8629381196525E+021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number-columns-repeated="3"/>
        </table:table-row>
        <table:table-row table:style-name="ro1">
          <table:table-cell table:number-columns-repeated="7"/>
        </table:table-row>
      </table:table>
      <table:table table:name="Лист4" table:style-name="ta2">
        <table:table-column table:style-name="co1" table:number-columns-repeated="10" table:default-cell-style-name="Default"/>
        <table:table-row table:style-name="ro5">
          <table:table-cell office:value-type="string" calcext:value-type="string">
            <text:p>Введите двоичные цифры числа:</text:p>
          </table:table-cell>
          <table:table-cell table:number-columns-repeated="9"/>
        </table:table-row>
        <table:table-row table:style-name="ro4">
          <table:table-cell table:number-columns-repeated="10"/>
        </table:table-row>
        <table:table-row table:style-name="ro1">
          <table:table-cell table:formula="of:=DEC2BIN([.A6:.J6])" office:value-type="string" office:string-value="1010" calcext:value-type="string">
            <text:p>1010</text:p>
          </table:table-cell>
          <table:table-cell table:formula="of:=DEC2BIN([.B6])" office:value-type="string" office:string-value="1001" calcext:value-type="string">
            <text:p>1001</text:p>
          </table:table-cell>
          <table:table-cell table:formula="of:=DEC2BIN([.C6])" office:value-type="string" office:string-value="1000" calcext:value-type="string">
            <text:p>1000</text:p>
          </table:table-cell>
          <table:table-cell table:formula="of:=DEC2BIN([.D6])" office:value-type="string" office:string-value="111" calcext:value-type="string">
            <text:p>111</text:p>
          </table:table-cell>
          <table:table-cell table:formula="of:=DEC2BIN([.E6])" office:value-type="string" office:string-value="110" calcext:value-type="string">
            <text:p>110</text:p>
          </table:table-cell>
          <table:table-cell table:formula="of:=DEC2BIN([.F6])" office:value-type="string" office:string-value="101" calcext:value-type="string">
            <text:p>101</text:p>
          </table:table-cell>
          <table:table-cell table:formula="of:=DEC2BIN([.G6])" office:value-type="string" office:string-value="100" calcext:value-type="string">
            <text:p>100</text:p>
          </table:table-cell>
          <table:table-cell/>
          <table:table-cell table:formula="of:=DEC2BIN([.I6])" office:value-type="string" office:string-value="10" calcext:value-type="string">
            <text:p>10</text:p>
          </table:table-cell>
          <table:table-cell table:formula="of:=DEC2BIN([.J6])" office:value-type="string" office:string-value="1" calcext:value-type="string">
            <text:p>1</text:p>
          </table:table-cell>
        </table:table-row>
        <table:table-row table:style-name="ro1">
          <table:table-cell table:number-columns-repeated="6"/>
          <table:table-cell table:formula="of:=DEC2BIN([.H6])" office:value-type="string" office:string-value="11" calcext:value-type="string">
            <text:p>11</text:p>
          </table:table-cell>
          <table:table-cell table:number-columns-repeated="3"/>
        </table:table-row>
        <table:table-row table:style-name="ro4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зряды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 table:number-columns-repeated="10"/>
        </table:table-row>
        <table:table-row table:style-name="ro1">
          <table:table-cell office:value-type="string" calcext:value-type="string" table:number-columns-spanned="4" table:number-rows-spanned="1">
            <text:p>соответсвующее десятичное число равно:</text:p>
          </table:table-cell>
          <table:covered-table-cell table:number-columns-repeated="3"/>
          <table:table-cell table:formula="of:=DECIMAL(&quot;A6:J6&quot; 2)" office:value-type="string" office:string-value="" calcext:value-type="error">
            <text:p>Ошибка:50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.00.0000</text:date>, <text:time style:data-style-name="N2" text:time-value="14:50:44.15019982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0:20:16.098474478</meta:creation-date>
    <dc:title>Таблица</dc:title>
    <meta:generator>LibreOffice/7.6.7.2$Linux_X86_64 LibreOffice_project/60$Build-2</meta:generator>
    <meta:editing-duration>PT1H16M47S</meta:editing-duration>
    <meta:editing-cycles>4</meta:editing-cycles>
    <dc:date>2026-04-28T15:59:41.308231972</dc:date>
    <meta:document-statistic meta:table-count="4" meta:cell-count="450" meta:object-count="0"/>
    <meta:template xlink:type="simple" xlink:actuate="onRequest" xlink:title="Таблица" xlink:href="../../../../../usr/lib/libreoffice/share/template/common/ШАБЛОН_ЭЛЕКТРОННОЙ_ТАБЛИЦЫ_2019-07-22.ots" meta:date="2026-04-27T10:20:01.749107781"/>
  </office:meta>
</office:document-meta>
</file>